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3">
      <style:paragraph-properties>
        <style:tab-stops>
          <style:tab-stop style:position="6.5311in" style:type="right" style:leader-style="dotted" style:leader-text="."/>
        </style:tab-stops>
      </style:paragraph-properties>
    </style:style>
    <style:style style:name="P2" style:family="paragraph" style:parent-style-name="Standard">
      <style:text-properties officeooo:rsid="001e650a" officeooo:paragraph-rsid="001e650a"/>
    </style:style>
    <style:style style:name="P3" style:family="paragraph" style:parent-style-name="Standard">
      <style:paragraph-properties fo:text-align="center" style:justify-single-word="false"/>
      <style:text-properties officeooo:rsid="001e650a" officeooo:paragraph-rsid="001e650a"/>
    </style:style>
    <style:style style:name="P4"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5" style:family="paragraph" style:parent-style-name="Standard" style:master-page-name="">
      <loext:graphic-properties draw:fill-gradient-name="gradient" draw:fill-hatch-name="hatch"/>
      <style:paragraph-properties style:page-number="auto" fo:keep-with-next="always"/>
      <style:text-properties fo:font-weight="bold" officeooo:rsid="002485cc" officeooo:paragraph-rsid="002485cc"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Text_20_body">
      <style:text-properties officeooo:rsid="0026029c" officeooo:paragraph-rsid="0026029c"/>
    </style:style>
    <style:style style:name="P20"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1" style:family="paragraph" style:parent-style-name="Standard">
      <style:text-properties officeooo:rsid="0026029c" officeooo:paragraph-rsid="0026029c"/>
    </style:style>
    <style:style style:name="P22" style:family="paragraph" style:parent-style-name="Standard">
      <style:paragraph-properties fo:margin-left="0in" fo:margin-right="0in" fo:text-indent="0in" style:auto-text-indent="false"/>
      <style:text-properties officeooo:rsid="0026029c" officeooo:paragraph-rsid="0026029c"/>
    </style:style>
    <style:style style:name="P23" style:family="paragraph" style:parent-style-name="Contents_20_4">
      <style:paragraph-properties>
        <style:tab-stops>
          <style:tab-stop style:position="6.3346in" style:type="right" style:leader-style="dotted" style:leader-text="."/>
        </style:tab-stops>
      </style:paragraph-properties>
    </style:style>
    <style:style style:name="P24"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5"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6"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7"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28" style:family="paragraph" style:parent-style-name="Standard">
      <style:paragraph-properties fo:margin-left="0in" fo:margin-right="0in" fo:text-indent="0in" style:auto-text-indent="false"/>
      <style:text-properties officeooo:rsid="0029a408" officeooo:paragraph-rsid="0029a408"/>
    </style:style>
    <style:style style:name="P29" style:family="paragraph" style:parent-style-name="Contents_20_3">
      <style:paragraph-properties>
        <style:tab-stops>
          <style:tab-stop style:position="6.5311in" style:type="right" style:leader-style="dotted" style:leader-text="."/>
        </style:tab-stops>
      </style:paragraph-properties>
    </style:style>
    <style:style style:name="P30" style:family="paragraph" style:parent-style-name="Contents_20_4">
      <style:paragraph-properties>
        <style:tab-stops>
          <style:tab-stop style:position="6.3346in" style:type="right" style:leader-style="dotted" style:leader-text="."/>
        </style:tab-stops>
      </style:paragraph-properties>
    </style:style>
    <style:style style:name="P31" style:family="paragraph" style:parent-style-name="Heading_20_4" style:master-page-name="">
      <loext:graphic-properties draw:fill-gradient-name="gradient" draw:fill-hatch-name="hatch"/>
      <style:paragraph-properties style:page-number="auto" fo:keep-with-next="always"/>
    </style:style>
    <style:style style:name="P32" style:family="paragraph" style:parent-style-name="Standard">
      <style:text-properties officeooo:rsid="001e650a" officeooo:paragraph-rsid="001e650a"/>
    </style:style>
    <style:style style:name="P33" style:family="paragraph" style:parent-style-name="Standard">
      <style:text-properties officeooo:rsid="002b22e4" officeooo:paragraph-rsid="002b22e4"/>
    </style:style>
    <style:style style:name="P34"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5"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36"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2485cc" style:font-weight-asian="bold" style:font-weight-complex="bold"/>
    </style:style>
    <style:style style:name="T9" style:family="text">
      <style:text-properties officeooo:rsid="002477cb"/>
    </style:style>
    <style:style style:name="T10" style:family="text">
      <style:text-properties officeooo:rsid="002485cc"/>
    </style:style>
    <style:style style:name="T11" style:family="text">
      <style:text-properties fo:font-style="normal" style:font-style-asian="normal" style:font-style-complex="normal"/>
    </style:style>
    <style:style style:name="T12" style:family="text">
      <style:text-properties fo:font-style="normal" officeooo:rsid="002485cc" style:font-style-asian="normal" style:font-style-complex="normal"/>
    </style:style>
    <style:style style:name="T13" style:family="text">
      <style:text-properties fo:font-style="normal" officeooo:rsid="0025e4d2" style:font-style-asian="normal" style:font-style-complex="normal"/>
    </style:style>
    <style:style style:name="T14" style:family="text">
      <style:text-properties fo:font-style="normal" fo:font-weight="bold" officeooo:rsid="002485cc"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officeooo:rsid="0025e4d2"/>
    </style:style>
    <style:style style:name="T17" style:family="text">
      <style:text-properties style:text-underline-style="solid" style:text-underline-width="auto" style:text-underline-color="font-color"/>
    </style:style>
    <style:style style:name="T18" style:family="text">
      <style:text-properties officeooo:rsid="0027f941"/>
    </style:style>
    <style:style style:name="T19" style:family="text">
      <style:text-properties style:font-name="Liberation Serif" fo:font-style="italic" style:font-style-asian="italic" style:font-style-complex="italic"/>
    </style:style>
    <style:style style:name="T20" style:family="text">
      <style:text-properties officeooo:rsid="002b22e4"/>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ypro Emergency Monitor ROM</text:p>
      <text:p text:style-name="P3"><text:date style:data-style-name="N41" text:date-value="2023-05-17T19:19:42.229323335">May 17, 2023</text:dat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text:a xlink:type="simple" xlink:href="#__RefHeading___Toc112_4257110712" text:style-name="Index_20_Link" text:visited-style-name="Index_20_Link">Introduction<text:tab/>1</text:a></text:p>
          <text:p text:style-name="P29"><text:a xlink:type="simple" xlink:href="#__RefHeading___Toc114_4257110712" text:style-name="Index_20_Link" text:visited-style-name="Index_20_Link">The ROM Image<text:tab/>1</text:a></text:p>
          <text:p text:style-name="P29"><text:a xlink:type="simple" xlink:href="#__RefHeading___Toc116_4257110712" text:style-name="Index_20_Link" text:visited-style-name="Index_20_Link">Using The Monitor<text:tab/>1</text:a></text:p>
          <text:p text:style-name="P29"><text:a xlink:type="simple" xlink:href="#__RefHeading___Toc427_4257110712" text:style-name="Index_20_Link" text:visited-style-name="Index_20_Link">Examples<text:tab/>3</text:a></text:p>
          <text:p text:style-name="P30"><text:a xlink:type="simple" xlink:href="#__RefHeading___Toc429_4257110712" text:style-name="Index_20_Link" text:visited-style-name="Index_20_Link">Getting Help<text:tab/>3</text:a></text:p>
          <text:p text:style-name="P30"><text:a xlink:type="simple" xlink:href="#__RefHeading___Toc431_4257110712" text:style-name="Index_20_Link" text:visited-style-name="Index_20_Link">Executing Code and Breakpoints<text:tab/>3</text:a></text:p>
          <text:p text:style-name="P30"><text:a xlink:type="simple" xlink:href="#__RefHeading___Toc826_4257110712" text:style-name="Index_20_Link" text:visited-style-name="Index_20_Link">Using SysPort on */83 Models<text:tab/>3</text:a></text:p>
          <text:p text:style-name="P29"><text:a xlink:type="simple" xlink:href="#__RefHeading___Toc1745_4257110712" text:style-name="Index_20_Link" text:visited-style-name="Index_20_Link">Memory Test ROM<text:tab/>4</text:a></text:p>
        </text:index-body>
      </text:table-of-content>
      <text:h text:style-name="Heading_20_3" text:outline-level="3"><text:bookmark-start text:name="__RefHeading___Toc112_4257110712"/>Introduction<text:bookmark-end text:name="__RefHeading___Toc112_4257110712"/></text:h>
      <text:p text:style-name="P2">The purpose of the monitor is to help debugging a broken Kaypro. Replace the normal boot/BIOS ROM with a ROM created from th<text:span text:style-name="T16">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2"/>
      <text:p text:style-name="P33">There is also a emergency memory test ROM available, for cases when the monitor ROM won’t even work.</text:p>
      <text:p text:style-name="P2"/>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16">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16">any configuration</text:span>.</text:p>
      <text:p text:style-name="P6"/>
      <text:p text:style-name="P9">Note that the AT28C16 <text:span text:style-name="T16">EEPROM (FLASH) </text:span>should work in place of the 2716 in Kaypro circuits. The AT28C64 should work in place of the 2764.</text:p>
      <text:p text:style-name="P2"/>
      <text:h text:style-name="Heading_20_3" text:outline-level="3"><text:bookmark-start text:name="__RefHeading___Toc116_4257110712"/>Using The Monitor<text:bookmark-end text:name="__RefHeading___Toc116_4257110712"/></text:h>
      <text:p text:style-name="P21">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18">On */83 models, this heartbeat will be in the form of the first character on the display alternating between ‘A’ and ‘B’ – provided that the video is working.</text:span></text:p>
      <text:p text:style-name="P21"/>
      <text:p text:style-name="P2"><text:soft-page-break/>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18">Pressing RETURN at the prompt (empty input line) will just re-prompt.</text:span></text:p>
      <text:p text:style-name="P2"/>
      <text:p text:style-name="P13">Note that while the ROM is enabled by the sysport, <text:span text:style-name="T9">L</text:span>ow memory address<text:span text:style-name="T18">es</text:span> <text:span text:style-name="T9">contain the</text:span> ROM contents <text:span text:style-name="T9">and are not writeable</text:span>. The exact boundary between ROM and RAM depends on the model. Also, the Kaypro II and IV models map the video RAM into <text:span text:style-name="T9">addresses</text:span> 3000-3<text:span text:style-name="T9">BFF.</text:span> <text:span text:style-name="T9">In order to access the RAM at low addresses, a special program must be used to transfer control into high memory and update the sysport to turn off ROM (and video RAM). </text:span><text:span text:style-name="T18">On */83 models, the sysport is implemented in a Z80-PIO which must be initialized before it can be used.</text:span></text:p>
      <text:p text:style-name="P2"/>
      <text:p text:style-name="P8">The command ‘?’ will print a brief list of commands with some help text.</text:p>
      <text:p text:style-name="P8"/>
      <text:p text:style-name="P9">The following commands are implemented:</text:p>
      <text:p text:style-name="P9"/>
      <text:p text:style-name="P11"><text:span text:style-name="T7">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7">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7">G</text:span> <text:span text:style-name="T4">start</text:span></text:p>
      <text:p text:style-name="P10">Go (jump) to <text:span text:style-name="T4">start</text:span> and begin executing the code there. <text:span text:style-name="T9">If the code executes any RST instruction, control will be returned to the monitor, where the message “*** RST” and the calling address (after the RST instruction) will be printed. </text:span><text:span text:style-name="T10">No registers are saved and the code may not be resumed.</text:span></text:p>
      <text:p text:style-name="P12"/>
      <text:p text:style-name="P15"><text:span text:style-name="T8">F</text:span> <text:span text:style-name="T4">start</text:span> <text:span text:style-name="T4">end </text:span><text:span text:style-name="T5">data</text:span></text:p>
      <text:p text:style-name="P14"><text:span text:style-name="T10">Fill</text:span> memory <text:span text:style-name="T10">with the byte </text:span><text:span text:style-name="T5">data</text:span><text:span text:style-name="T12"> repeated throughout the range</text:span>.</text:p>
      <text:p text:style-name="P16"/>
      <text:p text:style-name="P15"><text:span text:style-name="T8">M</text:span> <text:span text:style-name="T4">start</text:span> <text:span text:style-name="T4">end </text:span><text:span text:style-name="T5">dest</text:span></text:p>
      <text:p text:style-name="P14"><text:span text:style-name="T10">Move a block of</text:span> memory. <text:span text:style-name="T10">If </text:span><text:span text:style-name="T4">start</text:span> <text:span text:style-name="T4">end</text:span><text:span text:style-name="T11"> </text:span><text:span text:style-name="T12">overlaps with </text:span><text:span text:style-name="T5">dest</text:span><text:span text:style-name="T12"> then the results are undefined.</text:span></text:p>
      <text:p text:style-name="P16"/>
      <text:p text:style-name="P15"><text:span text:style-name="T8">I</text:span> <text:span text:style-name="T5">port </text:span><text:span text:style-name="T14">[</text:span> <text:span text:style-name="T5">num </text:span><text:span text:style-name="T14">]</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15">and</text:span><text:span text:style-name="T3"> </text:span><text:span text:style-name="T4">num</text:span><text:span text:style-name="T11"> are hexadecimal. </text:span><text:span text:style-name="T13">There is no delay between inputs, other than the time it takes to print the value in hex.</text:span></text:p>
      <text:p text:style-name="P16"/>
      <text:p text:style-name="P15"><text:soft-page-break/><text:span text:style-name="T8">O</text:span> <text:span text:style-name="T5">port</text:span> <text:span text:style-name="T5">data </text:span><text:span text:style-name="T14">[</text:span><text:span text:style-name="T4"> ...</text:span><text:span text:style-name="T5"> </text:span><text:span text:style-name="T14">]</text:span></text:p>
      <text:p text:style-name="P14"><text:span text:style-name="T10">Output </text:span><text:span text:style-name="T5">data</text:span> <text:span text:style-name="T10">to </text:span><text:span text:style-name="T5">port</text:span><text:span text:style-name="T12">. If more than one data bytes are given, then those values are successively output to </text:span><text:span text:style-name="T5">port</text:span><text:span text:style-name="T12">. </text:span><text:span text:style-name="T13">There is no delay between outputs, other than the time it takes to parse the next value.</text:span></text:p>
      <text:p text:style-name="P16"/>
      <text:p text:style-name="P5">V</text:p>
      <text:p text:style-name="P17">Display the ROM version. This just prints the ROM signon message again, which contains the version.</text:p>
      <text:p text:style-name="P18"/>
      <text:h text:style-name="Heading_20_3" text:outline-level="3"><text:bookmark-start text:name="__RefHeading___Toc427_4257110712"/>Examples<text:bookmark-end text:name="__RefHeading___Toc427_4257110712"/></text:h>
      <text:p text:style-name="P19">In the examples, characters typed by the user are underlined. <text:span text:style-name="T4">(CR)</text:span> means pressing the RETURN key.</text:p>
      <text:h text:style-name="P31" text:outline-level="4"><text:bookmark-start text:name="__RefHeading___Toc429_4257110712"/>Getting Help<text:bookmark-end text:name="__RefHeading___Toc429_4257110712"/></text:h>
      <text:p text:style-name="P20">This show the signon message and how to display the help menu.</text:p>
      <text:p text:style-name="P26">Kaypro Monitor v1.1</text:p>
      <text:p text:style-name="P25"/>
      <text:p text:style-name="P25">: <text:span text:style-name="T17">?</text:span><text:span text:style-name="T4">(CR)</text:span></text:p>
      <text:p text:style-name="P25">D &lt;start&gt; &lt;end&gt; - display memory in HEX</text:p>
      <text:p text:style-name="P25">S &lt;start&gt; - set/view memory</text:p>
      <text:p text:style-name="P25"><text:s text:c="4"/>(CR) = skip fwd, '-' = skip bkwd, '.' = done</text:p>
      <text:p text:style-name="P25">G &lt;start&gt; - go to address</text:p>
      <text:p text:style-name="P25">F &lt;start&gt; &lt;end&gt; &lt;data&gt; - fill memory</text:p>
      <text:p text:style-name="P25">M &lt;start&gt; &lt;end&gt; &lt;dest&gt; - Move data</text:p>
      <text:p text:style-name="P25">I &lt;port&gt; [num] - Input from port</text:p>
      <text:p text:style-name="P25">O &lt;port&gt; &lt;value&gt; [...] - Output to port</text:p>
      <text:p text:style-name="P25">V - Show ROM version</text:p>
      <text:p text:style-name="P25">^C aborts command entry</text:p>
      <text:p text:style-name="P25">: </text:p>
      <text:h text:style-name="Heading_20_4" text:outline-level="4"><text:bookmark-start text:name="__RefHeading___Toc431_4257110712"/>Executing Code and Breakpoints<text:bookmark-end text:name="__RefHeading___Toc431_4257110712"/></text:h>
      <text:p text:style-name="P22">Set a RST 7 instruction into memory and jump to it.</text:p>
      <text:p text:style-name="P22"/>
      <text:p text:style-name="P24">: <text:span text:style-name="T17">S8000</text:span><text:span text:style-name="T4">(CR)</text:span></text:p>
      <text:p text:style-name="P24">8000 00 <text:span text:style-name="T17">FF</text:span></text:p>
      <text:p text:style-name="P24">8001 00 <text:span text:style-name="T17">.</text:span></text:p>
      <text:p text:style-name="P24">: <text:span text:style-name="T17">D8000 800F</text:span><text:span text:style-name="T4">(CR)</text:span></text:p>
      <text:p text:style-name="P24">8000 FF 00 00 00 00 00 00 00 00 00 00 00 00 00 00 00 <text:s text:c="2"/>................</text:p>
      <text:p text:style-name="P24">: <text:span text:style-name="T17">G8000</text:span><text:span text:style-name="T4">(CR)</text:span></text:p>
      <text:p text:style-name="P24">GO 8000 ?<text:span text:style-name="T17">Y</text:span></text:p>
      <text:p text:style-name="P24">*** RST 8001</text:p>
      <text:p text:style-name="P24"/>
      <text:p text:style-name="P24">: </text:p>
      <text:p text:style-name="P22"/>
      <text:h text:style-name="Heading_20_4" text:outline-level="4"><text:bookmark-start text:name="__RefHeading___Toc826_4257110712"/>Using SysPort on */83 Models<text:bookmark-end text:name="__RefHeading___Toc826_4257110712"/></text:h>
      <text:p text:style-name="P28">Initializes the PIO channel A for use as the sysport, then alternately selects drive B and drive A.</text:p>
      <text:p text:style-name="P28"/>
      <text:p text:style-name="P27">: <text:span text:style-name="T17">O 1C 81</text:span><text:span text:style-name="T6">(CR)</text:span><text:tab/><text:span text:style-name="T19">(make certain BANK stays on)</text:span></text:p>
      <text:p text:style-name="P27"/>
      <text:p text:style-name="P27">: <text:span text:style-name="T17">O 1D CF 8</text:span><text:span text:style-name="T6">(CR)</text:span><text:tab/><text:span text:style-name="T19">(init and activate PIO ch A)</text:span></text:p>
      <text:p text:style-name="P27"/>
      <text:p text:style-name="P27"><text:soft-page-break/>: <text:span text:style-name="T17">O 1C 82</text:span><text:span text:style-name="T6">(CR)</text:span><text:tab/><text:span text:style-name="T19">(turn on drive B LED)</text:span></text:p>
      <text:p text:style-name="P27"/>
      <text:p text:style-name="P27">: <text:span text:style-name="T17">O 1C 81</text:span><text:span text:style-name="T6">(CR)</text:span><text:tab/><text:span text:style-name="T19">(turn on drive A LED)</text:span></text:p>
      <text:p text:style-name="P27"/>
      <text:p text:style-name="P27">: <text:span text:style-name="T17">O 1C 80</text:span><text:span text:style-name="T6">(CR)</text:span><text:tab/><text:span text:style-name="T19">(turn off both LEDs)</text:span></text:p>
      <text:p text:style-name="P35"/>
      <text:h text:style-name="Heading_20_3" text:outline-level="3"><text:bookmark-start text:name="__RefHeading___Toc1745_4257110712"/>Memory Test ROM<text:bookmark-end text:name="__RefHeading___Toc1745_4257110712"/></text:h>
      <text:p text:style-name="P36">The <text:span text:style-name="T20">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20">memtest</text:span></text:a><text:a xlink:type="simple" xlink:href="http://sebhc.durgadas.com/kaypro/memtest.bin" text:style-name="Internet_20_link" text:visited-style-name="Visited_20_Internet_20_Link">.bin</text:a>. <text:span text:style-name="T20">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17T19:19:42.089206621</dc:date>
    <meta:editing-duration>PT26M13S</meta:editing-duration>
    <meta:editing-cycles>7</meta:editing-cycles>
    <meta:generator>LibreOffice/7.3.7.2$Linux_X86_64 LibreOffice_project/30$Build-2</meta:generator>
    <meta:document-statistic meta:table-count="0" meta:image-count="0" meta:object-count="0" meta:page-count="4" meta:paragraph-count="76" meta:word-count="1223" meta:character-count="6696" meta:non-whitespace-character-count="5539"/>
  </office:meta>
</office:document-meta>
</file>